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3.5" table:formula="of:=SUM([.E4];[.H4];[.K4];[.N4];[.Q4];[.T4];[.W4];[.Z4];[.AC4])" table:style-name="ce7">
            <text:p>13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3.5" table:formula="of:=SUM([.E6];[.H6];[.K6];[.N6];[.Q6];[.T6];[.W6];[.Z6];[.AC6])" table:style-name="ce7">
            <text:p>13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3" table:formula="of:=SUM([.E7];[.H7];[.K7];[.N7];[.Q7];[.T7];[.W7];[.Z7];[.AC7])" table:style-name="ce7">
            <text:p>13</text:p>
          </table:table-cell>
          <table:table-cell office:value-type="float" office:value="43.5" table:formula="of:=SUM([.F7];[.I7];[.L7];[.O7];[.R7];[.U7];[.X7];[.AA7];[.AD7])" table:style-name="ce7">
            <text:p>43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3" table:formula="of:=SUM([.E8];[.H8];[.K8];[.N8];[.Q8];[.T8];[.W8];[.Z8];[.AC8])" table:style-name="ce7">
            <text:p>13</text:p>
          </table:table-cell>
          <table:table-cell office:value-type="float" office:value="33.5" table:formula="of:=SUM([.F8];[.I8];[.L8];[.O8];[.R8];[.U8];[.X8];[.AA8];[.AD8])" table:style-name="ce7">
            <text:p>33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3T23:20:45Z</dc:date>
    <meta:editing-cycles>61</meta:editing-cycles>
    <meta:editing-duration>PT14799S</meta:editing-duration>
    <meta:user-defined meta:name="Info 1"/>
    <meta:user-defined meta:name="Info 2"/>
    <meta:user-defined meta:name="Info 3"/>
    <meta:user-defined meta:name="Info 4"/>
  </office:meta>
</office:document-meta>
</file>